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50000026ED9AC5A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as-char" svg:width="17cm" svg:height="12.167cm" draw:z-index="0"><draw:image xlink:href="Pictures/10000001000003650000026ED9AC5A6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09-29T16:22:17.298000000</dc:date>
    <meta:editing-duration>PT9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24.2.4.2$Windows_X86_64 LibreOffice_project/51a6219feb6075d9a4c46691dcfe0cd9c4fff3c2</meta:generator>
  </office:meta>
</office:document-meta>
</file>